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08bbe0" officeooo:paragraph-rsid="0008bbe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bold" officeooo:rsid="0008bbe0" officeooo:paragraph-rsid="0008bbe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8bbe0" officeooo:paragraph-rsid="0008bbe0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08bbe0" officeooo:paragraph-rsid="0008bbe0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L'ORAL</text:p>
      <text:p text:style-name="P1"/>
      <text:p text:style-name="P2">Introduction :</text:p>
      <text:p text:style-name="P3"/>
      <text:p text:style-name="P3">vue générale sur l'ensemble de la zone, avec du recul et en premier plan des éléments de pré salé :(par ordre d'importance) tamaris, phragmites, herbe basse type prairie, petits arbres (tq olivier de bohème...), blanquette, cannes de provence, ronces, joncs...</text:p>
      <text:p text:style-name="P4"><text:span text:style-name="T1">(amorce de la pb + thème national)</text:span> Notre TPE porte sur la thématique des écosystèmes, notion abordée en seconde avec notamment les réseaux trophiques, mais ce n'est pas ce qui ici a été soumis à notre étude. Afin de nous inscrire dans le thème national matière et forme, nous nous sommes intéressés aux liens entre la matière vivante et la matière inerte avec la question « quelles sont les relations entre biotope et biocénose ? ».</text:p>
      <text:p text:style-name="P5">(les termes du sujet) <text:span text:style-name="T2">regard interrogateur ou question du type « ça veut dire quoi » étaient la réaction la plus fréquente après que l'on ait énoncé notre problématique.</text:span></text:p>
      <text:p text:style-name="P4">Biotope : ensemble de critères physiques et chimiques homogènes sur une zone permettant de la définir comme écosystème</text:p>
      <text:p text:style-name="P4">Biocénose : ensemble des être vivants présent sur une zone</text:p>
      <text:p text:style-name="P4">l'inerte et le vivant, ou bien le contenant et le contenu</text:p>
      <text:p text:style-name="P3">sur l'image fixe visible, présence d'éléments permettant d'illustrer le propos :</text:p>
      <text:p text:style-name="P3">endroits où le sol est visible → influence de la nature du sol comme élément du biotope</text:p>
      <text:p text:style-name="P3">ciel visible → influence de la météo</text:p>
      <text:p text:style-name="P3">roubine ou étang → influence de la proximité de l'eau</text:p>
      <text:p text:style-name="P3">plantes et animaux → la biocénose</text:p>
      <text:p text:style-name="P4">citation d'exemples présents à l'écran</text:p>
      <text:p text:style-name="P5">(pourquoi cette question) <text:span text:style-name="T2">une question qu'on peut se poser en observant la nature. Il existe des variations dans le peuplement des êtres vivants. Certaines plantes poussent à certains endroits et pas d'autres. Certains animaux migrent, et d'autres sont présents sur tous les continents. </text:span></text:p>
      <text:p text:style-name="P5"><text:span text:style-name="T2">Nous avons ici tenté de reproduire un exemple de variation observable. </text:span><text:span text:style-name="T3">déplacement de la caméra à travers le pré salé en direction de la sansouïre, évolution de la végétation qui passe d'une végétation de pré salé à une végétation de sansouïre (cf caractéristiques plus loin)</text:span></text:p>
      <text:p text:style-name="P4">Étude de la cause de ces variations.</text:p>
      <text:p text:style-name="P5">(comment répondre à cette question) <text:span text:style-name="T2">conseils de notre P1. Etude d'une zone précise afin d'avoir des éléments concrets de réponse. Choix d'une zone : la sansouïre en bordure de l'étang du Méjean. </text:span></text:p>
      <text:p text:style-name="P3">Pointage sur carte</text:p>
      <text:p text:style-name="P4">Proximité géographique, simplicité des facteurs, facilité d'identification de la biocénose.</text:p>
      <text:p text:style-name="P4">Zone rectangulaire : facilité de déplacement sur le sentier et d'observation des plantes qui le bordent. </text:p>
      <text:p text:style-name="P4">Etude chronologique : comparaison des observations faites à différents moments, afin d'en déduire des relations de cause à effet entre les éléments identifiés.</text:p>
      <text:p text:style-name="P4">Sorties à une fréquence mensuelle</text:p>
      <text:p text:style-name="P4"/>
      <text:list xml:id="list1621599138692010525" text:style-name="L1">
        <text:list-item>
          <text:p text:style-name="P12">Première sortie, premier contact</text:p>
        </text:list-item>
      </text:list>
      <text:p text:style-name="P4"/>
      <text:p text:style-name="P10">antécédents = fortes pluies. Si possible le montrer dans la simulation.</text:p>
      <text:p text:style-name="P3">déplacement de la caméra vers l'arrêt 1, à environ un tiers de la zone d'étude.</text:p>
      <text:p text:style-name="P3">Indicateur temporel : la date de la sortie 21/10 ou le mois dans un coin</text:p>
      <text:p text:style-name="P3">indicateur thermique : 20 °C</text:p>
      <text:p text:style-name="P3">environnement : brouillard sur l'étang</text:p>
      <text:p text:style-name="P3">couleur de la sansouïre : vert, avec quelques tons rouge/jaune</text:p>
      <text:p text:style-name="P3">prédominance de salicorne</text:p>
      <text:p text:style-name="P5">(préparation de la sortie) <text:span text:style-name="T2">on avait pas trop d'idées, on s'était pas trop préparés... (soyons honnêtes)</text:span></text:p>
      <text:p text:style-name="P4">renseignements sur le temps qu'il avait fait avant notre sortie, en cas de csq observables : <text:soft-page-break/>antécédents pluvieux.</text:p>
      <text:p text:style-name="P4">on avait lu quelques livres pour avoir quelques idées de ce à quoi s'attendre, fait quelques recherches pour savoir quels étaient les différents points à étudier, et reçu quelques conseils de nos parents.</text:p>
      <text:p text:style-name="P5"><text:span text:style-name="T2">En conséquence, on savait d'avance que les différentes plantes qu'on observerait seraient la salicorne l'obione et la soude. <text:s/></text:span><text:span text:style-name="T3">Éventuellement, apparition de trois plants côte à côte,pour montrer leur caractéristiques générales qui nous ont permis de les reconnaître, puis disparition.</text:span></text:p>
      <text:p text:style-name="P5">(observation des plantes) <text:span text:style-name="T2">La salicorne : prédominante (70%), habitat continu, </text:span></text:p>
      <text:p text:style-name="P3">éventuellement, les plants de salicorne parmi la sansouire, en surbrillance</text:p>
      <text:p text:style-name="P4">en phase de défloraison </text:p>
      <text:p text:style-name="P3">zoom sur un plant de salicorne avec apparition de ce détail</text:p>
      <text:p text:style-name="P4">cohérent avec nos recherches qui nous ont appris que la période de floraison des plantes de la sansouïre est en fin d'été.</text:p>
      <text:p text:style-name="P4">La soude : nous n'avons vu qu'un plant (en raison je crois, d'une erreur d'identification...), habitat isolé (logique). Plant de salsola soda. Phénologie : végète.</text:p>
      <text:p text:style-name="P3">Zoom sur un plant de salsola soda</text:p>
      <text:p text:style-name="P5"><text:span text:style-name="T2">L'obione : occupe 30 %, habitat dispersé, </text:span><text:span text:style-name="T3">éventuellement obione en surbrillance</text:span></text:p>
      <text:p text:style-name="P5"><text:span text:style-name="T2">En fleur, </text:span><text:span text:style-name="T3">zoom sur un plants d'obione, avec apparition de ce détail.</text:span></text:p>
      <text:p text:style-name="P5">(la répartition) <text:span text:style-name="T2">mise en place d'un système de restitution des variations de répartition au sein de la zone : découpage de la zone en portions de 5 mètres de long, établissement du pourcentage de chaque plante dans chaque zone. </text:span></text:p>
      <text:p text:style-name="P3">Premier graphique de répartition de la flore en fonction de la distance à l'eau.</text:p>
      <text:p text:style-name="P4">Imprécision not. dans la mesure des « 5 mètres ».</text:p>
      <text:p text:style-name="P5">(comptage) <text:span text:style-name="T2">présence d'insectes : des moucherons, des araignées, une guêpe, fourmis, moustiques tigre. </text:span><text:span text:style-name="T3">Zoom + apparition d'insectes (pas forcément tous ceux qu'on cite. </text:span><text:span text:style-name="T2">Vie en bordure et dans l'étang : crevettes et puces de sable, invertébrés aquatiques. Humains. </text:span><text:span text:style-name="T3">(si c'est pas trop galère) </text:span><text:span text:style-name="T2">Oiseaux. </text:span><text:span text:style-name="T3">Zoom sur l'étang en arrière plan + apparition de quelques oiseaux not. flamands roses et cormorans.</text:span><text:span text:style-name="T2">Observation de traces dans la boue (liée à la pluie des jours précédents). </text:span><text:span text:style-name="T3">Zoom vers le sol avec apparition de trace de sabots et/ou pas et/ou chien.</text:span></text:p>
      <text:p text:style-name="P5">(activité humaine) <text:span text:style-name="T2">forte présence de déchets. </text:span><text:span text:style-name="T3">Zoom sur le sol/les plantes + apparition de déchets plastiques et bouts de bois manufacturés.</text:span></text:p>
      <text:p text:style-name="P4"/>
      <text:p text:style-name="P10">II-Deuxième sortie, </text:p>
      <text:p text:style-name="P5"/>
      <text:p text:style-name="P4"/>
      <text:p text:style-name="P7">19/11 température : 19,5°C, pas de nuages, antécédents = beau temps.</text:p>
      <text:p text:style-name="P7">Objectifs : Mesure de surface pour une plus grande précision, prélèvement de sol et d'eau pour une mesure de salinité, observation d'odeur et de couleur, de répartition et de dénivelé…</text:p>
      <text:p text:style-name="P7"/>
      <text:p text:style-name="P8">(préparation)<text:span text:style-name="T2">, Conseils des professeurs : plus grande précision dans nos mesures. Idées nouvelles : le dénivelé.</text:span></text:p>
      <text:p text:style-name="P4"/>
      <text:p text:style-name="P7"><text:span text:style-name="T1">(éléments notables) </text:span>: Beaucoup d'oiseaux <text:span text:style-name="T4">apparition de beaucoup d'oiseaux (+ flamands roses)</text:span>, eau claire → <text:span text:style-name="T4">moustiques moustiques non visibles car trop petits mais eau moins agitée</text:span></text:p>
      <text:p text:style-name="P7"/>
      <text:p text:style-name="P8">(relevé de dénivelé) <text:span text:style-name="T2">: explication de la méthode avec le tuyau</text:span></text:p>
      <text:p text:style-name="P8"><text:span text:style-name="T2"/></text:p>
      <text:p text:style-name="P11"><text:span text:style-name="T2">éventuellement un déplacement de la caméra de façon a pouvoir observer le dénivelé mesuré. (Cela nécessite d'avoir un dénivelé très proche dans la simulation à celui qu'il peut y avoir en vrai.</text:span></text:p>
      <text:p text:style-name="P11"><text:span text:style-name="T2"/></text:p>
      <text:p text:style-name="P11">(répartition très similaire) : <text:span text:style-name="T2">disparition du plant de soude au milieu.</text:span><text:span text:style-name="T5"> Inquiétude quand au fait qu'il y ait trop peu de variations à mesurer pour pouvoir en déduire de véritables relations. Observation : </text:span><text:soft-page-break/><text:span text:style-name="T5">La répartition ne varie pas beaucoup. (Apparition des deux graphiques de répartition).</text:span></text:p>
      <text:p text:style-name="P11"><text:span text:style-name="T5"/></text:p>
      <text:p text:style-name="P11"><text:span text:style-name="T5">(</text:span><text:span text:style-name="T6">observations</text:span><text:span text:style-name="T5">) : odeur neutre, couleur dominante marron-jaune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3:14:10.470000000</meta:creation-date>
    <meta:editing-duration>PT16M38S</meta:editing-duration>
    <meta:editing-cycles>3</meta:editing-cycles>
    <meta:generator>LibreOffice/5.0.5.2$Windows_x86 LibreOffice_project/55b006a02d247b5f7215fc6ea0fde844b30035b3</meta:generator>
    <dc:date>2018-02-25T13:30:46.769000000</dc:date>
    <meta:document-statistic meta:table-count="0" meta:image-count="0" meta:object-count="0" meta:page-count="3" meta:paragraph-count="58" meta:word-count="1066" meta:character-count="6677" meta:non-whitespace-character-count="5661"/>
  </office:meta>
</office:document-meta>
</file>